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61789" officeooo:paragraph-rsid="00061789"/>
    </style:style>
    <style:style style:name="P2" style:family="paragraph" style:parent-style-name="Standard">
      <style:text-properties style:text-underline-style="solid" style:text-underline-width="auto" style:text-underline-color="font-color" officeooo:rsid="00061789" officeooo:paragraph-rsid="00061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y me dedique a tratar de hacer que la plataform graficara los datos, almenos de un sensor.</text:p>
      <text:p text:style-name="P1">Fue tardado per lo consegui, un punto interesante es que al parecer aCharts no permite que el id del div sea del tipo id_de_div, si no que de solo una palabra.</text:p>
      <text:p text:style-name="P1"/>
      <text:p text:style-name="P1">Los enlaces que revisé son los siguientes:</text:p>
      <text:p text:style-name="P1">Ejemplo sencillo de grafica</text:p>
      <text:p text:style-name="P1"><text:a xlink:type="simple" xlink:href="https://www.amcharts.com/kbase/your-first-chart-with-amcharts/" text:style-name="Internet_20_link" text:visited-style-name="Visited_20_Internet_20_Link">https://www.amcharts.com/kbase/your-first-chart-with-amcharts/</text:a></text:p>
      <text:p text:style-name="P1">Ejemplo más comleto de barras.</text:p>
      <text:p text:style-name="P1"><text:a xlink:type="simple" xlink:href="https://www.amcharts.com/demos/simple-column-chart/" text:style-name="Internet_20_link" text:visited-style-name="Visited_20_Internet_20_Link">https://www.amcharts.com/demos/simple-column-chart/</text:a></text:p>
      <text:p text:style-name="P1">útil para que el boton de exportación de grafica no quede sobre el scrollbar</text:p>
      <text:p text:style-name="P1"><text:a xlink:type="simple" xlink:href="https://www.amcharts.com/demos/line-chart-with-scroll-and-zoom/" text:style-name="Internet_20_link" text:visited-style-name="Visited_20_Internet_20_Link">https://www.amcharts.com/demos/line-chart-with-scroll-and-zoom/</text:a></text:p>
      <text:p text:style-name="P1">Para que los nombres de las clumnas no sean tan grandes, cambiando widht por hight</text:p>
      <text:p text:style-name="P1"><text:a xlink:type="simple" xlink:href="https://www.amcharts.com/kbase/auto-wrap-long-category-axis-labels/" text:style-name="Internet_20_link" text:visited-style-name="Visited_20_Internet_20_Link">https://www.amcharts.com/kbase/auto-wrap-long-category-axis-labels/</text:a></text:p>
      <text:p text:style-name="P1"/>
      <text:p text:style-name="P1">Para poder hacer que la hora devuelta desde el servidor sea útil ha que pasarla a string, pero usando el método ctime() que devuelve los milisegundos.</text:p>
      <text:p text:style-name="P1"><text:a xlink:type="simple" xlink:href="https://docs.python.org/2/library/datetime.html" text:style-name="Internet_20_link" text:visited-style-name="Visited_20_Internet_20_Link">https://docs.python.org/2/library/datetime.html</text:a></text:p>
      <text:p text:style-name="P1">Desde javascript, al recibir el json, los milisegundos en string deben ser usados para crear un objeto Date() y que este sustituya el valor de “fecha” asi, será un objeto de este tipo y no string, se usa el constructor del objeto:</text:p>
      <text:p text:style-name="P1"><text:a xlink:type="simple" xlink:href="https://www.w3schools.com/jsref/jsref_obj_date.asp" text:style-name="Internet_20_link" text:visited-style-name="Visited_20_Internet_20_Link">https://www.w3schools.com/jsref/jsref_obj_date.asp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3:44:18.945809638</meta:creation-date>
    <dc:date>2018-02-19T13:52:36.285438238</dc:date>
    <meta:editing-duration>PT8M17S</meta:editing-duration>
    <meta:editing-cycles>1</meta:editing-cycles>
    <meta:document-statistic meta:table-count="0" meta:image-count="0" meta:object-count="0" meta:page-count="1" meta:paragraph-count="15" meta:word-count="167" meta:character-count="1228" meta:non-whitespace-character-count="1076"/>
    <meta:generator>LibreOffice/5.4.0.3$Linux_X86_64 LibreOffice_project/40m0$Build-3</meta:generator>
  </office:meta>
</office:document-meta>
</file>